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erdana" svg:font-family="erdana, helvetica, arial, sans-serif"/>
    <style:font-face style:name="verdana" svg:font-family="verdana, helvetica, arial, sans-serif"/>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fo:break-before="page" table:align="margins"/>
    </style:style>
    <style:style style:name="Table1.A" style:family="table-column">
      <style:table-column-properties style:column-width="1.5208in" style:rel-column-width="2190*"/>
    </style:style>
    <style:style style:name="Table1.B" style:family="table-column">
      <style:table-column-properties style:column-width="1.5833in" style:rel-column-width="2280*"/>
    </style:style>
    <style:style style:name="Table1.C" style:family="table-column">
      <style:table-column-properties style:column-width="2.5521in" style:rel-column-width="3675*"/>
    </style:style>
    <style:style style:name="Table1.D" style:family="table-column">
      <style:table-column-properties style:column-width="1.0361in" style:rel-column-width="1492*"/>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style>
    <style:style style:name="P5" style:family="paragraph" style:parent-style-name="Text_20_body">
      <style:text-properties fo:font-weight="bold" style:font-weight-asian="bold" style:font-weight-complex="bold"/>
    </style:style>
    <style:style style:name="P6" style:family="paragraph" style:parent-style-name="Text_20_body" style:list-style-name="L2">
      <style:text-properties fo:font-variant="normal" fo:text-transform="none" fo:color="#000000" style:font-name="verdana" fo:font-size="9.75pt" fo:letter-spacing="normal" fo:language="zxx" fo:country="none" fo:font-style="normal" fo:font-weight="normal" style:language-asian="zxx" style:country-asian="none" style:font-weight-asian="bold" style:language-complex="zxx" style:country-complex="none" style:font-weight-complex="bold"/>
    </style:style>
    <style:style style:name="P7" style:family="paragraph" style:parent-style-name="Text_20_body" style:list-style-name="L1">
      <style:text-properties fo:font-variant="normal" fo:text-transform="none" fo:color="#000000" style:font-name="verdana" fo:font-size="9.75pt" fo:letter-spacing="normal" fo:language="zxx" fo:country="none" fo:font-style="normal" fo:font-weight="normal" style:language-asian="zxx" style:country-asian="none" style:font-weight-asian="bold" style:language-complex="zxx" style:country-complex="none" style:font-weight-complex="bold"/>
    </style:style>
    <style:style style:name="P8" style:family="paragraph" style:parent-style-name="Text_20_body">
      <style:text-properties fo:language="zxx" fo:country="none" style:language-asian="zxx" style:country-asian="none" style:language-complex="zxx" style:country-complex="none"/>
    </style:style>
    <style:style style:name="P9" style:family="paragraph" style:parent-style-name="Text_20_body">
      <style:text-properties fo:language="zxx" fo:country="none" fo:font-weight="bold" style:language-asian="zxx" style:country-asian="none" style:font-weight-asian="bold" style:language-complex="zxx" style:country-complex="none" style:font-weight-complex="bold"/>
    </style:style>
    <style:style style:name="P10" style:family="paragraph" style:parent-style-name="Table_20_Contents">
      <style:paragraph-properties fo:margin-left="0in" fo:margin-right="0in" fo:orphans="2" fo:widows="2" fo:text-indent="0in" style:auto-text-indent="false"/>
    </style:style>
    <style:style style:name="P11" style:family="paragraph" style:parent-style-name="Preformatted_20_Text">
      <style:paragraph-properties fo:orphans="2" fo:widows="2"/>
    </style:style>
    <style:style style:name="P12" style:family="paragraph" style:parent-style-name="Preformatted_20_Text">
      <style:paragraph-properties fo:margin-top="0in" fo:margin-bottom="0.1965in" fo:orphans="2" fo:widows="2"/>
      <style:text-properties fo:font-variant="normal" fo:text-transform="none" fo:color="#000000" fo:font-size="9.75pt" fo:letter-spacing="normal" fo:font-style="normal" fo:font-weight="normal"/>
    </style:style>
    <style:style style:name="P13" style:family="paragraph" style:parent-style-name="Preformatted_20_Text">
      <style:paragraph-properties fo:margin-left="0in" fo:margin-right="0in" fo:orphans="2" fo:widows="2" fo:text-indent="0in" style:auto-text-indent="false"/>
      <style:text-properties fo:font-variant="normal" fo:text-transform="none" fo:color="#000000" fo:font-size="9.75pt" fo:letter-spacing="normal" fo:font-style="normal" fo:font-weight="normal"/>
    </style:style>
    <style:style style:name="T1" style:family="text">
      <style:text-properties fo:font-style="italic"/>
    </style:style>
    <style:style style:name="T2" style:family="text">
      <style:text-properties fo:color="#2f4f4f" fo:font-weight="bold"/>
    </style:style>
    <style:style style:name="T3" style:family="text">
      <style:text-properties fo:font-variant="normal" fo:text-transform="none" fo:color="#000000" style:font-name="verdana" fo:font-size="9.75pt" fo:letter-spacing="normal" fo:language="zxx" fo:country="none" fo:font-style="normal" fo:font-weight="normal" style:language-asian="zxx" style:country-asian="none" style:font-weight-asian="bold" style:language-complex="zxx" style:country-complex="none" style:font-weight-complex="bold"/>
    </style:style>
    <style:style style:name="T4" style:family="text">
      <style:text-properties fo:font-variant="normal" fo:text-transform="none" fo:color="#000000" style:font-name="verdana" fo:font-size="9.75pt" fo:letter-spacing="normal" fo:font-style="normal" fo:font-weight="normal"/>
    </style:style>
    <style:style style:name="T5" style:family="text">
      <style:text-properties fo:font-variant="normal" fo:text-transform="none" fo:color="#000000" style:font-name="verdana" fo:font-size="9.75pt" fo:letter-spacing="normal" fo:font-style="normal" fo:font-weight="normal" style:font-weight-asian="bold" style:font-weight-complex="bold"/>
    </style:style>
    <style:style style:name="T6" style:family="text">
      <style:text-properties fo:font-variant="normal" fo:text-transform="none" fo:color="#000000" fo:font-size="9.75pt" fo:letter-spacing="normal" fo:font-style="normal" fo:font-weight="normal"/>
    </style:style>
    <style:style style:name="T7" style:family="text">
      <style:text-properties fo:font-variant="normal" fo:text-transform="none" fo:color="#610b38" style:font-name="erdana" fo:font-size="18.75pt" fo:letter-spacing="normal" fo:font-style="normal" fo:font-weight="normal"/>
    </style:style>
    <style:style style:name="T8" style:family="text">
      <style:text-properties fo:font-variant="normal" fo:text-transform="none" fo:color="#610b38" style:font-name="erdana" fo:font-size="18.75pt" fo:letter-spacing="normal" fo:language="zxx" fo:country="none" fo:font-style="normal" fo:font-weight="bold" style:language-asian="zxx" style:country-asian="none" style:font-weight-asian="bold" style:language-complex="zxx" style:country-complex="none" style:font-weight-complex="bold"/>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style="italic" style:language-asian="zxx" style:country-asian="none" style:language-complex="zxx" style:country-complex="none"/>
    </style:style>
    <style:style style:name="T11" style:family="text">
      <style:text-properties fo:color="#000000"/>
    </style:style>
    <style:style style:name="T12" style:family="text">
      <style:text-properties fo:color="#000000" style:text-underline-style="solid" style:text-underline-width="auto" style:text-underline-color="font-color"/>
    </style:style>
    <style:style style:name="T13" style:family="text">
      <style:text-properties fo:color="#000000" style:font-name="Consolas" fo:font-size="10pt" style:font-name-asian="Consolas" style:font-size-asian="10pt" style:font-name-complex="Consolas" style:font-size-complex="10pt"/>
    </style:style>
    <style:style style:name="T14" style:family="text">
      <style:text-properties fo:color="#000000" style:text-line-through-style="solid" style:text-underline-style="solid" style:text-underline-width="auto" style:text-underline-color="font-color"/>
    </style:style>
    <style:style style:name="T15" style:family="text">
      <style:text-properties style:font-name="verdana"/>
    </style:style>
    <style:style style:name="T16" style:family="text">
      <style:text-properties fo:color="#7f0055" fo:font-weight="bold" style:font-weight-asian="bold" style:font-weight-complex="bold"/>
    </style:style>
    <style:style style:name="T17" style:family="text">
      <style:text-properties fo:color="#0000c0"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color="#2a00ff"/>
    </style:style>
    <style:style style:name="T19" style:family="text">
      <style:text-properties fo:color="#646464"/>
    </style:style>
    <style:style style:name="T20" style:family="text">
      <style:text-properties fo:color="#3f7f5f"/>
    </style:style>
    <style:style style:name="T21" style:family="text">
      <style:text-properties fo:color="#6a3e3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text:span text:style-name="T9">ava Annotations:</text:span></text:p>
      <text:p text:style-name="P8">Java<text:span text:style-name="T5"> </text:span>Annotation<text:span text:style-name="T5"> is</text:span> a tag that represents the <text:span text:style-name="T1">metadata </text:span>i.e. attached with class, interface, methods or fields to indicate some additional information which can be used by java compiler and JVM.</text:p>
      <text:p text:style-name="P8">Annotations in java are used to provide additional information, so it is an alternative option for XML and java marker interfaces.</text:p>
      <text:p text:style-name="P8">First, we will learn some built-in annotations then we will move on creating and using custom annotations.</text:p>
      <text:p text:style-name="P9">Built-In Java Annotations:</text:p>
      <text:p text:style-name="P9"><text:span text:style-name="T4">There are several built-in annotations in java. Some annotations are applied to java code and some to other annotations.</text:span> </text:p>
      <text:p text:style-name="P9">Built-In Java Annotations used in java code</text:p>
      <text:list xml:id="list8668676556665667268" text:style-name="L1">
        <text:list-item>
          <text:p text:style-name="P7">@Override</text:p>
        </text:list-item>
        <text:list-item>
          <text:p text:style-name="P7">@SuppressWarnings</text:p>
        </text:list-item>
        <text:list-item>
          <text:p text:style-name="P7">@Deprecated</text:p>
        </text:list-item>
      </text:list>
      <text:p text:style-name="P9">Built-In Java Annotations used in other annotations</text:p>
      <text:list xml:id="list1817345523017666763" text:style-name="L2">
        <text:list-item>
          <text:p text:style-name="P6">@Target</text:p>
        </text:list-item>
        <text:list-item>
          <text:p text:style-name="P6">@Retention</text:p>
        </text:list-item>
        <text:list-item>
          <text:p text:style-name="P6">@Inherited</text:p>
        </text:list-item>
        <text:list-item>
          <text:p text:style-name="P6">@Documented</text:p>
        </text:list-item>
      </text:list>
      <text:h text:style-name="Heading_20_2" text:outline-level="2"><text:span text:style-name="T3"/></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Annotation</text:p>
          </table:table-cell>
          <table:table-cell table:style-name="Table1.A1" office:value-type="string">
            <text:p text:style-name="Table_20_Contents">Explanation </text:p>
          </table:table-cell>
          <table:table-cell table:style-name="Table1.A1" office:value-type="string">
            <text:p text:style-name="Table_20_Contents">Example</text:p>
          </table:table-cell>
          <table:table-cell table:style-name="Table1.D1" office:value-type="string">
            <text:p text:style-name="Table_20_Contents">Output</text:p>
          </table:table-cell>
        </table:table-row>
        <table:table-row>
          <table:table-cell table:style-name="Table1.A2" office:value-type="string">
            <text:p text:style-name="Table_20_Contents">@<text:span text:style-name="T3">Override</text:span></text:p>
          </table:table-cell>
          <table:table-cell table:style-name="Table1.A2" office:value-type="string">
            <text:p text:style-name="Text_20_body"><text:span text:style-name="T3">assures that the subclass method is overriding the parent class method. If it is not so, compile time error occurs. </text:span><text:span text:style-name="T4">Sometimes, we does the silly mistake such as spelling mistakes etc. So, it is better to mark @Override annotation that provides assurity that method is overridden.</text:span> </text:p>
          </table:table-cell>
          <table:table-cell table:style-name="Table1.A2" office:value-type="string">
            <text:p text:style-name="P2"><text:span text:style-name="T16">class</text:span><text:span text:style-name="T11"> Animal{ <text:s/></text:span></text:p>
            <text:p text:style-name="P2"><text:span text:style-name="T16">void</text:span><text:span text:style-name="T11"> eatSomething(){</text:span><text:span text:style-name="T12">System.</text:span><text:span text:style-name="T17">out</text:span><text:span text:style-name="T11">.println(</text:span><text:span text:style-name="T18">"eating something"</text:span><text:span text:style-name="T11">);} <text:s/></text:span></text:p>
            <text:p text:style-name="P3">} <text:s/></text:p>
            <text:p text:style-name="P2"/>
            <text:p text:style-name="P2"><text:span text:style-name="T16">class</text:span><text:span text:style-name="T11"> Dog </text:span><text:span text:style-name="T16">extends</text:span><text:span text:style-name="T11"> Animal{ <text:s/></text:span></text:p>
            <text:p text:style-name="P2"><text:span text:style-name="T19">@Override</text:span><text:span text:style-name="T11"> </text:span></text:p>
            <text:p text:style-name="P2"><text:span text:style-name="T16">void</text:span><text:span text:style-name="T11"> eatSomething(){</text:span><text:span text:style-name="T12">System.</text:span><text:span text:style-name="T17">out</text:span><text:span text:style-name="T11">.println(</text:span><text:span text:style-name="T18">"eating foods"</text:span><text:span text:style-name="T11">);}</text:span></text:p>
            <text:p text:style-name="P3">} <text:s/></text:p>
            <text:p text:style-name="P3"><text:s text:c="2"/></text:p>
            <text:p text:style-name="P2"><text:span text:style-name="T16">class</text:span><text:span text:style-name="T11"> OverrideAnnotation{ <text:s/></text:span></text:p>
            <text:p text:style-name="P2"><text:span text:style-name="T16">public</text:span><text:span text:style-name="T11"> </text:span><text:span text:style-name="T16">static</text:span><text:span text:style-name="T11"> </text:span><text:span text:style-name="T16">void</text:span><text:span text:style-name="T11"> main(String </text:span><text:span text:style-name="T21">args</text:span><text:span text:style-name="T12">[</text:span><text:span text:style-name="T11">]){ <text:s/></text:span></text:p>
            <text:p text:style-name="P2"><text:span text:style-name="T11">Animal </text:span><text:span text:style-name="T21">a</text:span><text:span text:style-name="T11">=</text:span><text:span text:style-name="T16">new</text:span><text:span text:style-name="T11"> Dog(); <text:s/></text:span></text:p>
            <text:p text:style-name="P2"><text:span text:style-name="T21">a</text:span><text:span text:style-name="T11">.eatSomething(); <text:s/></text:span></text:p>
            <text:p text:style-name="P4"><text:span text:style-name="T13">}} <text:s/></text:span></text:p>
          </table:table-cell>
          <table:table-cell table:style-name="Table1.D2" office:value-type="string">
            <text:p text:style-name="P1"><text:span text:style-name="T18">eating foods</text:span></text:p>
          </table:table-cell>
        </table:table-row>
        <table:table-row>
          <table:table-cell table:style-name="Table1.A2" office:value-type="string">
            <text:p text:style-name="P10"><text:span text:style-name="T4">@SuppressWarnings</text:span></text:p>
          </table:table-cell>
          <table:table-cell table:style-name="Table1.A2" office:value-type="string">
            <text:p text:style-name="P10"><text:span text:style-name="T4">used to suppress warnings issued by the compiler.</text:span> </text:p>
          </table:table-cell>
          <table:table-cell table:style-name="Table1.A2" office:value-type="string">
            <text:p text:style-name="P2"><text:span text:style-name="T16">import</text:span><text:span text:style-name="T11"> java.util.ArrayList;</text:span></text:p>
            <text:p text:style-name="P2"/>
            <text:p text:style-name="P2"><text:span text:style-name="T16">public</text:span><text:span text:style-name="T11"> </text:span><text:span text:style-name="T16">class</text:span><text:span text:style-name="T11"> SuppressWarningsAnnotation {</text:span></text:p>
            <text:p text:style-name="P2"><text:span text:style-name="T11"><text:tab/></text:span><text:span text:style-name="T19">@SuppressWarnings</text:span><text:span text:style-name="T11">({ </text:span><text:span text:style-name="T18">"unchecked"</text:span><text:span text:style-name="T11">, </text:span><text:span text:style-name="T18">"rawtypes"</text:span><text:span text:style-name="T11"> }) </text:span></text:p>
            <text:p text:style-name="P2"><text:span text:style-name="T11"><text:tab/></text:span><text:span text:style-name="T16">public</text:span><text:span text:style-name="T11"> </text:span><text:span text:style-name="T16">static</text:span><text:span text:style-name="T11"> </text:span><text:span text:style-name="T16">void</text:span><text:span text:style-name="T11"> main(String </text:span><text:span text:style-name="T21">args</text:span><text:span text:style-name="T12">[</text:span><text:span text:style-name="T11">]){ <text:s/></text:span></text:p>
            <text:p text:style-name="P2"><text:span text:style-name="T11"><text:tab/></text:span><text:span text:style-name="T12">ArrayList</text:span><text:span text:style-name="T11"> </text:span><text:span text:style-name="T21">list</text:span><text:span text:style-name="T11">=</text:span><text:span text:style-name="T16">new</text:span><text:span text:style-name="T11"> </text:span><text:span text:style-name="T12">ArrayList</text:span><text:span text:style-name="T11">(); <text:s/></text:span></text:p>
            <text:p text:style-name="P2"><text:span text:style-name="T11"><text:tab/></text:span><text:span text:style-name="T21">list</text:span><text:span text:style-name="T11">.add(</text:span><text:span text:style-name="T18">"sonoo"</text:span><text:span text:style-name="T11">); <text:s/></text:span></text:p>
            <text:p text:style-name="P2"><text:span text:style-name="T11"><text:tab/></text:span><text:span text:style-name="T21">list</text:span><text:span text:style-name="T11">.add(</text:span><text:span text:style-name="T18">"vimal"</text:span><text:span text:style-name="T11">); <text:s/></text:span></text:p>
            <text:p text:style-name="P2"><text:span text:style-name="T11"><text:tab/></text:span><text:span text:style-name="T21">list</text:span><text:span text:style-name="T11">.add(</text:span><text:span text:style-name="T18">"ratan"</text:span><text:span text:style-name="T11">); <text:s/></text:span></text:p>
            <text:p text:style-name="P3"><text:tab/> <text:s/></text:p>
            <text:p text:style-name="P2"><text:span text:style-name="T11"><text:tab/></text:span><text:span text:style-name="T16">for</text:span><text:span text:style-name="T11">(Object </text:span><text:span text:style-name="T21">obj</text:span><text:span text:style-name="T11">:</text:span><text:span text:style-name="T21">list</text:span><text:span text:style-name="T11">) <text:s/></text:span></text:p>
            <text:p text:style-name="P2"><text:span text:style-name="T11"><text:tab/></text:span><text:span text:style-name="T12">System.</text:span><text:span text:style-name="T17">out</text:span><text:span text:style-name="T11">.println(</text:span><text:span text:style-name="T21">obj</text:span><text:span text:style-name="T11">); <text:s/></text:span></text:p>
            <text:p text:style-name="P3"><text:tab/> <text:s/></text:p>
            <text:p text:style-name="P3"><text:tab/>}} <text:s/></text:p>
            <text:p text:style-name="Table_20_Contents"/>
          </table:table-cell>
          <table:table-cell table:style-name="Table1.D2" office:value-type="string">
            <text:p text:style-name="P13"><text:span text:style-name="T15">Now no warning at compile time.</text:span></text:p>
            <text:p text:style-name="P10"><text:span text:style-name="T4">If you remove the @SuppressWarnings("unchecked") annotation, it will show warning at compile time because we are using non-generic collection.</text:span> </text:p>
          </table:table-cell>
        </table:table-row>
        <table:table-row>
          <table:table-cell table:style-name="Table1.A2" office:value-type="string">
            <text:p text:style-name="P10"><text:span text:style-name="T4">@Deprecated</text:span></text:p>
          </table:table-cell>
          <table:table-cell table:style-name="Table1.A2" office:value-type="string">
            <text:p text:style-name="P10"><text:span text:style-name="T4">It marks that this method is deprecated so compiler prints warning. It informs user that it may be removed in the future versions. So, it is better not to use such methods.</text:span> </text:p>
          </table:table-cell>
          <table:table-cell table:style-name="Table1.A2" office:value-type="string">
            <text:p text:style-name="P2"><text:span text:style-name="T16">class</text:span><text:span text:style-name="T11"> A{ <text:s/></text:span></text:p>
            <text:p text:style-name="P2"><text:span text:style-name="T16">void</text:span><text:span text:style-name="T11"> m(){</text:span><text:span text:style-name="T12">System.</text:span><text:span text:style-name="T17">out</text:span><text:span text:style-name="T11">.println(</text:span><text:span text:style-name="T18">"hello m"</text:span><text:span text:style-name="T11">);} <text:s/></text:span></text:p>
            <text:p text:style-name="P3"><text:s text:c="2"/></text:p>
            <text:p text:style-name="P2"><text:span text:style-name="T19">@Deprecated</text:span><text:span text:style-name="T11"> <text:s/></text:span></text:p>
            <text:p text:style-name="P2"><text:span text:style-name="T16">void</text:span><text:span text:style-name="T11"> </text:span><text:span text:style-name="T14">n</text:span><text:span text:style-name="T11">(){</text:span><text:span text:style-name="T12">System.</text:span><text:span text:style-name="T17">out</text:span><text:span text:style-name="T11">.println(</text:span><text:span text:style-name="T18">"hello n"</text:span><text:span text:style-name="T11">);} <text:s/></text:span></text:p>
            <text:p text:style-name="P3">} <text:s/></text:p>
            <text:p text:style-name="P3"><text:s text:c="2"/></text:p>
            <text:p text:style-name="P2"><text:span text:style-name="T16">class</text:span><text:span text:style-name="T11"> DeprecatedAnnotation{ <text:s/></text:span></text:p>
            <text:p text:style-name="P2"><text:span text:style-name="T16">public</text:span><text:span text:style-name="T11"> </text:span><text:span text:style-name="T16">static</text:span><text:span text:style-name="T11"> </text:span><text:span text:style-name="T16">void</text:span><text:span text:style-name="T11"> main(String </text:span><text:span text:style-name="T21">args</text:span><text:span text:style-name="T12">[</text:span><text:span text:style-name="T11">]){ <text:s/></text:span></text:p>
            <text:p text:style-name="P3"><text:s text:c="2"/></text:p>
            <text:p text:style-name="P2"><text:span text:style-name="T11">A </text:span><text:span text:style-name="T21">a</text:span><text:span text:style-name="T11">=</text:span><text:span text:style-name="T16">new</text:span><text:span text:style-name="T11"> A(); <text:s/></text:span></text:p>
            <text:p text:style-name="P2"><text:span text:style-name="T21">a</text:span><text:span text:style-name="T11">.</text:span><text:span text:style-name="T14">n</text:span><text:span text:style-name="T11">(); <text:s/></text:span></text:p>
            <text:p text:style-name="P4"><text:span text:style-name="T13">}} <text:s/></text:span></text:p>
          </table:table-cell>
          <table:table-cell table:style-name="Table1.D2" office:value-type="string">
            <text:p text:style-name="Table_20_Contents">At compiletime:<text:span text:style-name="T6">Note: Test.java uses or overrides a deprecated API.</text:span></text:p>
            <text:p text:style-name="P11"/>
            <text:p text:style-name="P12">Note: Recompile with -Xlint:deprecation for details.</text:p>
            <text:p text:style-name="Table_20_Contents">At Runtime:</text:p>
            <text:p text:style-name="P1"><text:span text:style-name="T18">hello n</text:spa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erdana" svg:font-family="erdana, helvetica, arial, sans-serif"/>
    <style:font-face style:name="verdana" svg:font-family="verdana, helvetica, arial, sans-serif"/>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meta:editing-duration>
    <meta:editing-cycles>21</meta:editing-cycles>
    <meta:generator>OpenOffice/4.0.1$Win32 OpenOffice.org_project/401m5$Build-9714</meta:generator>
    <dc:date>2018-09-27T15:14:41.04</dc:date>
    <meta:document-statistic meta:table-count="1" meta:image-count="0" meta:object-count="0" meta:page-count="2" meta:paragraph-count="71" meta:word-count="334" meta:character-count="2483"/>
    <meta:user-defined meta:name="Info 1"/>
    <meta:user-defined meta:name="Info 2"/>
    <meta:user-defined meta:name="Info 3"/>
    <meta:user-defined meta:name="Info 4"/>
  </office:meta>
</office:document-meta>
</file>